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text:p>
      <text:p text:style-name="Standard"/>
      <text:p text:style-name="Standard">Aujourd'hui, de nombreuses plateformes de supervision existent, nous avons donc décidé de faire une étude comparative sur différents outils pour adapter au mieux les besoins de l'entreprise avec son activité. Les outils de supervision retenu sont Nagios XI, Centreon, Zabbix et IpMonitor.</text:p>
      <text:p text:style-name="Standard"/>
      <text:p text:style-name="Standard">Ainsi ce présent guide comprend une partie explicative de chaque solution mettant en avant ces qualités et ses défauts pour ce faire une idée des capacités de chacun.</text:p>
      <text:p text:style-name="Standard">Arrive ensuite un tableau descriptif des caractéristiques importants répondant aux besoins de notre société. Mettant en avant les solutions ayant les meilleures caractéristiques suivant nos critères. Ces critères sont organisé en 2 groupes. Le premier est les critères appelés « pré-requis », se sont des critères très importants voir même éliminatoires pour certains. Si une solutions ne supporte pas ces critères, elle peut ne pas être retenu. Le deuxième groupe est « optionnel », ces caractéristiques sont un plus à la solution pour faciliter son administration, sa configuration et son organisation.</text:p>
      <text:p text:style-name="Standard">Le dernier tableau est un récapitulatif par catégorie du tableau précédent pour bien montrer les avantages et le poids de chaque solution par rapport aux autres.</text:p>
      <text:p text:style-name="Standard"/>
      <text:p text:style-name="Standard">Ainsi la mise en œuvre de l'analyse de l'étude comparative des outils de supervision a permis de mettre en avant deux solutions, Nagios XI et Centreon. </text:p>
      <text:p text:style-name="Standard">Zabbix n'est pas retenu du faîtes de sa limitation de performances et de son manque de modularité. Notre société ayant un grand parc à gérer, nous sommes obligé d'avoir une solution pouvant supporté un grand nombre d'équipement et de services. Un autre point important est le support. Zabbix n'a pas de support professionnel, seulement une communauté. Même si elle est très réactive, cela ne suffit pas.</text:p>
      <text:p text:style-name="Standard">De même, IpMonitor n'est pas modulable et nous nous rendons compte que l'outil arrive à ses limites d'un point de vue performance sur de très grosses structures.</text:p>
      <text:p text:style-name="Standard">De plus l'avenir incertain de cette solution et la limites sur ces licences est un frein pour continuer à l'utiliser. Son support s'essouffle aussi petit à petit.</text:p>
      <text:p text:style-name="Standard">Ainsi les deux premières solutions se sont démarquées des autres par leur facilité d'installation, leurs fonctionnalités, leurs modularités et leurs performances. Pour Nagios XI nous pouvons retenir en plus son exploitation qui permet d'avoir une interface conviviale, simple d'utilisation et personnalisable, ce que Centreon ne fait pas.</text:p>
      <text:p text:style-name="Standard">De plus, ils ont tous les deux un support professionnel en cas de besoins et une communauté très réactive.</text:p>
      <text:p text:style-name="Standard">Ce qui en fait des outils très performants et facile d'utilisation répondant aux attentes de notre société.</text:p>
      <text:p text:style-name="Standard">Nagios XI nous semble le plus fiable et complet. Son interface web conviviale, simple d'utilisation et surtout personnalisable permet à tout utilisateur de s'en servir de manière intuitive. Sa modularité <text:s/>avec sa gestion et création de plugins et son support très professionnel.</text:p>
      <text:p text:style-name="Standard">C'est cette solution que nous avons retenu pour une futur mise en production dans noter société avec au préalable une phase de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m </meta:initial-creator>
    <meta:creation-date>2012-04-26T10:09:55</meta:creation-date>
    <dc:date>2012-04-26T15:51:21</dc:date>
    <dc:creator>vincentm </dc:creator>
    <meta:editing-duration>PT30M28S</meta:editing-duration>
    <meta:editing-cycles>4</meta:editing-cycles>
    <meta:generator>LibreOffice/3.5$Linux_X86_64 LibreOffice_project/350m1$Build-202</meta:generator>
    <meta:document-statistic meta:table-count="0" meta:image-count="0" meta:object-count="0" meta:page-count="1" meta:paragraph-count="14" meta:word-count="482" meta:character-count="3069" meta:non-whitespace-character-count="2599"/>
  </office:meta>
</office:document-meta>
</file>